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0.2602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3327in"/>
    </style:style>
    <style:style style:name="co14" style:family="table-column">
      <style:table-column-properties fo:break-before="auto" style:column-width="0.9035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0.9575in"/>
    </style:style>
    <style:style style:name="co17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ul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Bike I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From Station ID</text:p>
          </table:table-cell>
          <table:table-cell office:value-type="string" calcext:value-type="string">
            <text:p>To Station ID</text:p>
          </table:table-cell>
          <table:table-cell office:value-type="string" calcext:value-type="string">
            <text:p>User Typ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Birth Year</text:p>
          </table:table-cell>
          <table:table-cell office:value-type="string" calcext:value-type="string">
            <text:p>To Station Name</text:p>
          </table:table-cell>
          <table:table-cell office:value-type="string" calcext:value-type="string">
            <text:p>From Station Name</text:p>
          </table:table-cell>
          <table:table-cell office:value-type="string" calcext:value-type="string">
            <text:p>End Latitude</text:p>
          </table:table-cell>
          <table:table-cell office:value-type="string" calcext:value-type="string">
            <text:p>End Longitude</text:p>
          </table:table-cell>
          <table:table-cell office:value-type="string" calcext:value-type="string">
            <text:p>Start Latitude</text:p>
          </table:table-cell>
          <table:table-cell office:value-type="string" calcext:value-type="string">
            <text:p>Start Longitude</text:p>
          </table:table-cell>
          <table:table-cell office:value-type="string" calcext:value-type="string">
            <text:p>Bike Type</text:p>
          </table:table-cell>
        </table:table-row>
        <table:table-row table:style-name="ro1">
          <table:table-cell office:value-type="string" calcext:value-type="string">
            <text:p>202108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88458" calcext:value-type="float">
            <text:p>88458</text:p>
          </table:table-cell>
          <table:table-cell office:value-type="float" office:value="94115" calcext:value-type="float">
            <text:p>941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115" calcext:value-type="float">
            <text:p>94115</text:p>
          </table:table-cell>
          <table:table-cell office:value-type="float" office:value="88458" calcext:value-type="float">
            <text:p>88458</text:p>
          </table:table-cell>
          <table:table-cell table:number-columns-repeated="2" office:value-type="float" office:value="706" calcext:value-type="float">
            <text:p>7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8_Q4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382" calcext:value-type="float">
            <text:p>48382</text:p>
          </table:table-cell>
          <table:table-cell office:value-type="float" office:value="46166" calcext:value-type="float">
            <text:p>46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07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7" calcext:value-type="float">
            <text:p>96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70" calcext:value-type="float">
            <text:p>7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08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7691" calcext:value-type="float">
            <text:p>7691</text:p>
          </table:table-cell>
          <table:table-cell office:value-type="float" office:value="10110" calcext:value-type="float">
            <text:p>101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35" calcext:value-type="float">
            <text:p>10035</text:p>
          </table:table-cell>
          <table:table-cell office:value-type="float" office:value="7595" calcext:value-type="float">
            <text:p>7595</text:p>
          </table:table-cell>
          <table:table-cell table:number-columns-repeated="2" office:value-type="float" office:value="938" calcext:value-type="float">
            <text:p>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7_Q2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5488" calcext:value-type="float">
            <text:p>275488</text:p>
          </table:table-cell>
          <table:table-cell office:value-type="float" office:value="275386" calcext:value-type="float">
            <text:p>275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6_Q1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043" calcext:value-type="float">
            <text:p>42043</text:p>
          </table:table-cell>
          <table:table-cell office:value-type="float" office:value="42013" calcext:value-type="float">
            <text:p>42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05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10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31405" calcext:value-type="float">
            <text:p>31405</text:p>
          </table:table-cell>
          <table:table-cell office:value-type="float" office:value="35787" calcext:value-type="float">
            <text:p>357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631" calcext:value-type="float">
            <text:p>35631</text:p>
          </table:table-cell>
          <table:table-cell office:value-type="float" office:value="31198" calcext:value-type="float">
            <text:p>31198</text:p>
          </table:table-cell>
          <table:table-cell table:number-columns-repeated="2"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4-Q3-0809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9103" calcext:value-type="float">
            <text:p>249103</text:p>
          </table:table-cell>
          <table:table-cell office:value-type="float" office:value="249090" calcext:value-type="float">
            <text:p>2490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6_Q4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9255" calcext:value-type="float">
            <text:p>109255</text:p>
          </table:table-cell>
          <table:table-cell office:value-type="float" office:value="109220" calcext:value-type="float">
            <text:p>109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10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08210" calcext:value-type="float">
            <text:p>108210</text:p>
          </table:table-cell>
          <table:table-cell office:value-type="float" office:value="114834" calcext:value-type="float">
            <text:p>1148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834" calcext:value-type="float">
            <text:p>114834</text:p>
          </table:table-cell>
          <table:table-cell office:value-type="float" office:value="108210" calcext:value-type="float">
            <text:p>108210</text:p>
          </table:table-cell>
          <table:table-cell table:number-columns-repeated="2" office:value-type="float" office:value="484" calcext:value-type="float">
            <text:p>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4-Q4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9589" calcext:value-type="float">
            <text:p>69589</text:p>
          </table:table-cell>
          <table:table-cell office:value-type="float" office:value="69554" calcext:value-type="float">
            <text:p>695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06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8" calcext:value-type="float">
            <text:p>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3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6742" calcext:value-type="float">
            <text:p>356742</text:p>
          </table:table-cell>
          <table:table-cell office:value-type="float" office:value="356879" calcext:value-type="float">
            <text:p>356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9_Q4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6591" calcext:value-type="float">
            <text:p>66591</text:p>
          </table:table-cell>
          <table:table-cell office:value-type="float" office:value="61681" calcext:value-type="float">
            <text:p>61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5_08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6089" calcext:value-type="float">
            <text:p>166089</text:p>
          </table:table-cell>
          <table:table-cell office:value-type="float" office:value="166072" calcext:value-type="float">
            <text:p>1660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9_Q3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350" calcext:value-type="float">
            <text:p>287350</text:p>
          </table:table-cell>
          <table:table-cell office:value-type="float" office:value="278094" calcext:value-type="float">
            <text:p>2780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09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93111" calcext:value-type="float">
            <text:p>93111</text:p>
          </table:table-cell>
          <table:table-cell office:value-type="float" office:value="99261" calcext:value-type="float">
            <text:p>99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261" calcext:value-type="float">
            <text:p>99261</text:p>
          </table:table-cell>
          <table:table-cell office:value-type="float" office:value="93113" calcext:value-type="float">
            <text:p>93113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5_07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8082" calcext:value-type="float">
            <text:p>218082</text:p>
          </table:table-cell>
          <table:table-cell office:value-type="float" office:value="218080" calcext:value-type="float">
            <text:p>2180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06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80093" calcext:value-type="float">
            <text:p>80093</text:p>
          </table:table-cell>
          <table:table-cell office:value-type="float" office:value="86387" calcext:value-type="float">
            <text:p>863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387" calcext:value-type="float">
            <text:p>86387</text:p>
          </table:table-cell>
          <table:table-cell office:value-type="float" office:value="80093" calcext:value-type="float">
            <text:p>80093</text:p>
          </table:table-cell>
          <table:table-cell table:number-columns-repeated="2" office:value-type="float" office:value="717" calcext:value-type="float">
            <text:p>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12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51063" calcext:value-type="float">
            <text:p>51063</text:p>
          </table:table-cell>
          <table:table-cell office:value-type="float" office:value="53498" calcext:value-type="float">
            <text:p>534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498" calcext:value-type="float">
            <text:p>53498</text:p>
          </table:table-cell>
          <table:table-cell office:value-type="float" office:value="51063" calcext:value-type="float">
            <text:p>51063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04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9_Q1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711" calcext:value-type="float">
            <text:p>19711</text:p>
          </table:table-cell>
          <table:table-cell office:value-type="float" office:value="18023" calcext:value-type="float">
            <text:p>18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8_Q3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4996" calcext:value-type="float">
            <text:p>294996</text:p>
          </table:table-cell>
          <table:table-cell office:value-type="float" office:value="291580" calcext:value-type="float">
            <text:p>291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5-Q2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1337" calcext:value-type="float">
            <text:p>301337</text:p>
          </table:table-cell>
          <table:table-cell office:value-type="float" office:value="301325" calcext:value-type="float">
            <text:p>301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07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87262" calcext:value-type="float">
            <text:p>87262</text:p>
          </table:table-cell>
          <table:table-cell office:value-type="float" office:value="93158" calcext:value-type="float">
            <text:p>93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158" calcext:value-type="float">
            <text:p>93158</text:p>
          </table:table-cell>
          <table:table-cell office:value-type="float" office:value="87263" calcext:value-type="float">
            <text:p>87263</text:p>
          </table:table-cell>
          <table:table-cell table:number-columns-repeated="2" office:value-type="float" office:value="731" calcext:value-type="float">
            <text:p>7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05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53744" calcext:value-type="float">
            <text:p>53744</text:p>
          </table:table-cell>
          <table:table-cell office:value-type="float" office:value="58194" calcext:value-type="float">
            <text:p>58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194" calcext:value-type="float">
            <text:p>58194</text:p>
          </table:table-cell>
          <table:table-cell office:value-type="float" office:value="53744" calcext:value-type="float">
            <text:p>53744</text:p>
          </table:table-cell>
          <table:table-cell table:number-columns-repeated="2" office:value-type="float" office:value="452" calcext:value-type="float">
            <text:p>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6_05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3540" calcext:value-type="float">
            <text:p>103540</text:p>
          </table:table-cell>
          <table:table-cell office:value-type="float" office:value="103511" calcext:value-type="float">
            <text:p>103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8_Q2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634" calcext:value-type="float">
            <text:p>196634</text:p>
          </table:table-cell>
          <table:table-cell office:value-type="float" office:value="195141" calcext:value-type="float">
            <text:p>195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04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26056" calcext:value-type="float">
            <text:p>26056</text:p>
          </table:table-cell>
          <table:table-cell office:value-type="float" office:value="28174" calcext:value-type="float">
            <text:p>28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174" calcext:value-type="float">
            <text:p>28174</text:p>
          </table:table-cell>
          <table:table-cell office:value-type="float" office:value="26056" calcext:value-type="float">
            <text:p>26056</text:p>
          </table:table-cell>
          <table:table-cell table:number-columns-repeated="2"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12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1699" calcext:value-type="float">
            <text:p>11699</text:p>
          </table:table-cell>
          <table:table-cell office:value-type="float" office:value="13237" calcext:value-type="float">
            <text:p>13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37" calcext:value-type="float">
            <text:p>13237</text:p>
          </table:table-cell>
          <table:table-cell office:value-type="float" office:value="11699" calcext:value-type="float">
            <text:p>1169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4_Q1Q2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022" calcext:value-type="float">
            <text:p>314022</text:p>
          </table:table-cell>
          <table:table-cell office:value-type="float" office:value="313977" calcext:value-type="float">
            <text:p>313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9_Q2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5554" calcext:value-type="float">
            <text:p>185554</text:p>
          </table:table-cell>
          <table:table-cell office:value-type="float" office:value="180953" calcext:value-type="float">
            <text:p>180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8_Q1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93" calcext:value-type="float">
            <text:p>22493</text:p>
          </table:table-cell>
          <table:table-cell office:value-type="float" office:value="22322" calcext:value-type="float">
            <text:p>22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11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24434" calcext:value-type="float">
            <text:p>24434</text:p>
          </table:table-cell>
          <table:table-cell office:value-type="float" office:value="26826" calcext:value-type="float">
            <text:p>268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749" calcext:value-type="float">
            <text:p>26749</text:p>
          </table:table-cell>
          <table:table-cell office:value-type="float" office:value="24324" calcext:value-type="float">
            <text:p>24324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5_Q4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409" calcext:value-type="float">
            <text:p>92409</text:p>
          </table:table-cell>
          <table:table-cell office:value-type="float" office:value="92353" calcext:value-type="float">
            <text:p>92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09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9901" calcext:value-type="float">
            <text:p>19901</text:p>
          </table:table-cell>
          <table:table-cell office:value-type="float" office:value="23524" calcext:value-type="float">
            <text:p>235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373" calcext:value-type="float">
            <text:p>23373</text:p>
          </table:table-cell>
          <table:table-cell office:value-type="float" office:value="19691" calcext:value-type="float">
            <text:p>19691</text:p>
          </table:table-cell>
          <table:table-cell table:number-columns-repeated="2" office:value-type="float" office:value="789" calcext:value-type="float">
            <text:p>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03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4848" calcext:value-type="float">
            <text:p>14848</text:p>
          </table:table-cell>
          <table:table-cell office:value-type="float" office:value="16727" calcext:value-type="float">
            <text:p>167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727" calcext:value-type="float">
            <text:p>16727</text:p>
          </table:table-cell>
          <table:table-cell office:value-type="float" office:value="14848" calcext:value-type="float">
            <text:p>14848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6_06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7974" calcext:value-type="float">
            <text:p>127974</text:p>
          </table:table-cell>
          <table:table-cell office:value-type="float" office:value="127909" calcext:value-type="float">
            <text:p>127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6_04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418" calcext:value-type="float">
            <text:p>49418</text:p>
          </table:table-cell>
          <table:table-cell office:value-type="float" office:value="49392" calcext:value-type="float">
            <text:p>49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01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8625" calcext:value-type="float">
            <text:p>8625</text:p>
          </table:table-cell>
          <table:table-cell office:value-type="float" office:value="10277" calcext:value-type="float">
            <text:p>10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77" calcext:value-type="float">
            <text:p>10277</text:p>
          </table:table-cell>
          <table:table-cell office:value-type="float" office:value="8625" calcext:value-type="float">
            <text:p>8625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vy_Trips_2020_Q1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01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6260" calcext:value-type="float">
            <text:p>16260</text:p>
          </table:table-cell>
          <table:table-cell office:value-type="float" office:value="17927" calcext:value-type="float">
            <text:p>179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927" calcext:value-type="float">
            <text:p>17927</text:p>
          </table:table-cell>
          <table:table-cell office:value-type="float" office:value="16260" calcext:value-type="float">
            <text:p>16260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vvy_Trips_2015-Q1.csv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4491" calcext:value-type="float">
            <text:p>244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7_Q1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379" calcext:value-type="float">
            <text:p>41379</text:p>
          </table:table-cell>
          <table:table-cell office:value-type="float" office:value="41297" calcext:value-type="float">
            <text:p>41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4-Q3-07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8566" calcext:value-type="float">
            <text:p>158566</text:p>
          </table:table-cell>
          <table:table-cell office:value-type="float" office:value="158595" calcext:value-type="float">
            <text:p>1585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6_Q3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6199" calcext:value-type="float">
            <text:p>426199</text:p>
          </table:table-cell>
          <table:table-cell office:value-type="float" office:value="426080" calcext:value-type="float">
            <text:p>4260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7_Q4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8580" calcext:value-type="float">
            <text:p>78580</text:p>
          </table:table-cell>
          <table:table-cell office:value-type="float" office:value="78827" calcext:value-type="float">
            <text:p>78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7_Q3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1380" calcext:value-type="float">
            <text:p>441380</text:p>
          </table:table-cell>
          <table:table-cell office:value-type="float" office:value="441248" calcext:value-type="float">
            <text:p>441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vvy_Trips_2015_09.cs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7563" calcext:value-type="float">
            <text:p>127563</text:p>
          </table:table-cell>
          <table:table-cell office:value-type="float" office:value="127534" calcext:value-type="float">
            <text:p>127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02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046" calcext:value-type="float">
            <text:p>4046</text:p>
          </table:table-cell>
          <table:table-cell office:value-type="float" office:value="5358" calcext:value-type="float">
            <text:p>53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58" calcext:value-type="float">
            <text:p>5358</text:p>
          </table:table-cell>
          <table:table-cell office:value-type="float" office:value="4046" calcext:value-type="float">
            <text:p>404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11-divvy-tripdata.cs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75290" calcext:value-type="float">
            <text:p>75290</text:p>
          </table:table-cell>
          <table:table-cell office:value-type="float" office:value="79187" calcext:value-type="float">
            <text:p>791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187" calcext:value-type="float">
            <text:p>79187</text:p>
          </table:table-cell>
          <table:table-cell office:value-type="float" office:value="75290" calcext:value-type="float">
            <text:p>75290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nulls.A1:nulls.R53" table:display-filter-buttons="true">
          <table:filter>
            <table:filter-and>
              <table:filter-condition table:field-number="13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2T18:42:11.333603800</dc:date>
    <meta:editing-duration>PT7H38M50S</meta:editing-duration>
    <meta:editing-cycles>1</meta:editing-cycles>
    <meta:generator>LibreOffice/6.4.7.2$Linux_X86_64 LibreOffice_project/40$Build-2</meta:generator>
    <meta:document-statistic meta:table-count="1" meta:cell-count="716" meta:object-count="0"/>
  </office:meta>
</office:document-meta>
</file>